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6.5cm"/>
    </style:style>
    <style:style style:name="gr2" style:family="graphic" style:parent-style-name="standard">
      <style:graphic-properties draw:stroke="solid" svg:stroke-width="0.03cm" svg:stroke-color="#000000" draw:marker-start-width="0.245cm" draw:marker-end-width="0.245cm" draw:fill="none" draw:fill-color="#ffffff" fo:min-height="2.5cm" fo:padding-top="-0.01cm" fo:padding-bottom="-0.01cm" fo:padding-left="0.115cm" fo:padding-right="0.1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80" draw:textarea-horizontal-align="center" draw:textarea-vertical-align="middle"/>
    </style:style>
    <style:style style:name="gr5" style:family="graphic" style:parent-style-name="standard">
      <style:graphic-properties svg:stroke-color="#800000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800080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="solid" draw:fill-color="#23ff23" draw:opacity="50%" draw:textarea-horizontal-align="justify" draw:textarea-vertical-align="middle" draw:auto-grow-height="false" draw:shadow-opacity="50%"/>
    </style:style>
    <style:style style:name="P1" style:family="paragraph">
      <style:text-properties fo:font-size="10pt" style:font-size-asian="18pt" style:font-size-complex="18pt"/>
    </style:style>
    <style:style style:name="P2" style:family="paragraph">
      <style:text-properties fo:font-family="'DejaVu Sans Mono'" style:font-family-generic="modern" style:font-pitch="fixed" fo:font-size="10pt" style:font-size-asian="18pt" style:font-size-complex="18pt"/>
    </style:style>
    <style:style style:name="P3" style:family="paragraph">
      <style:text-properties fo:font-family="'DejaVu Sans Mono'" style:font-family-generic="modern" style:font-pitch="fixed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family="'DejaVu Sans Mono'" style:font-family-generic="modern" style:font-pitch="fixed"/>
    </style:style>
    <style:style style:name="T2" style:family="text">
      <style:text-properties fo:font-family="'DejaVu Sans Mono'" style:font-family-generic="modern" style:font-pitch="fixed" fo:font-size="10pt" style:font-size-asian="10pt" style:font-size-complex="10pt"/>
    </style:style>
    <style:style style:name="T3" style:family="text">
      <style:text-properties fo:color="#800080"/>
    </style:style>
    <style:style style:name="T4" style:family="text">
      <style:text-properties fo:color="#000080"/>
    </style:style>
    <style:style style:name="T5" style:family="text">
      <style:text-properties fo:color="#23ff23"/>
    </style:style>
    <style:style style:name="T6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1cm" svg:height="4.5cm" svg:x="2cm" svg:y="4cm">
          <draw:text-box>
            <text:p text:style-name="P1"><text:span text:style-name="T1"><text:s/></text:span><text:span text:style-name="T1">4e 41 4d 00 25 00 00 00 55 73 65 72 20 32 00 00</text:span></text:p>
            <text:p text:style-name="P1"><text:span text:style-name="T1"><text:s/></text:span><text:span text:style-name="T1">00 00 00 00 00 00 00 00 00 00 00 00 00 00 00 00</text:span></text:p>
            <text:p text:style-name="P1"><text:span text:style-name="T1"><text:s/></text:span><text:span text:style-name="T1">00 00 00 00 00 00 00 00 00 00 00 00 00 <text:s text:c="7"/></text:span></text:p>
            <text:p text:style-name="P1"><text:span text:style-name="T1"><text:s/></text:span><text:span text:style-name="T1">52 45 51 00 64 00 00 00 00 00 00 00 00 00 00 00</text:span></text:p>
            <text:p text:style-name="P1"><text:span text:style-name="T1"><text:s/></text:span><text:span text:style-name="T1">00 00 00 00 00 00 00 00 00 00 00 00 00 00 00 00</text:span></text:p>
            <text:p text:style-name="P1"><text:span text:style-name="T1"><text:s/></text:span><text:span text:style-name="T1">00 00 00 00 00 00 00 00 00 00 00 00 50 72 6f 76</text:span></text:p>
            <text:p text:style-name="P1"><text:span text:style-name="T1"><text:s/></text:span><text:span text:style-name="T1">61 00 00 00 00 00 00 00 00 00 00 00 00 00 00 00</text:span></text:p>
            <text:p text:style-name="P1"><text:span text:style-name="T1"><text:s/></text:span><text:span text:style-name="T1">00 00 00 00 00 00 00 00 00 00 00 00 00 00 00 00</text:span></text:p>
            <text:p text:style-name="P1"><text:span text:style-name="T1"><text:s/></text:span><text:span text:style-name="T1">00 00 00 00 00 00 00 00 00 00 00 00 00 00 00 00</text:span></text:p>
            <text:p text:style-name="P1"><text:span text:style-name="T1"><text:s/></text:span><text:span text:style-name="T1">00 00 00 00 00 00 00 00 00 00 00 00</text:span></text:p>
          </draw:text-box>
        </draw:frame>
        <draw:frame draw:style-name="gr2" draw:text-style-name="P3" draw:layer="layout" svg:width="4cm" svg:height="4.091cm" svg:x="14.5cm" svg:y="4.139cm">
          <draw:text-box>
            <text:p text:style-name="P3"><text:span text:style-name="T2">NAM.%%...User 2.</text:span></text:p>
            <text:p text:style-name="P3"><text:span text:style-name="T2">................</text:span></text:p>
            <text:p text:style-name="P3"><text:span text:style-name="T2">............. <text:s text:c="2"/></text:span></text:p>
            <text:p text:style-name="P3"><text:span text:style-name="T2">REQ.d...........</text:span></text:p>
            <text:p text:style-name="P3"><text:span text:style-name="T2">................</text:span></text:p>
            <text:p text:style-name="P3"><text:span text:style-name="T2">............Prov</text:span></text:p>
            <text:p text:style-name="P3"><text:span text:style-name="T2">a...............</text:span></text:p>
            <text:p text:style-name="P3"><text:span text:style-name="T2">................</text:span></text:p>
            <text:p text:style-name="P3"><text:span text:style-name="T2">................</text:span></text:p>
            <text:p text:style-name="P3"><text:span text:style-name="T2">............ <text:s text:c="3"/></text:span></text:p>
          </draw:text-box>
        </draw:frame>
        <draw:frame draw:style-name="gr3" draw:layer="layout" svg:width="3.431cm" svg:height="0.962cm" svg:x="14.569cm" svg:y="3cm">
          <draw:text-box>
            <text:p>Dati ASCII</text:p>
          </draw:text-box>
        </draw:frame>
        <draw:frame draw:style-name="gr3" draw:layer="layout" svg:width="3.639cm" svg:height="0.962cm" svg:x="5cm" svg:y="3cm">
          <draw:text-box>
            <text:p>Byte grezzi</text:p>
          </draw:text-box>
        </draw:frame>
        <draw:path draw:style-name="gr4" draw:text-style-name="P4" draw:layer="layout" svg:width="0.499cm" svg:height="1.11cm" svg:x="1.8cm" svg:y="4.22cm" svg:viewBox="0 0 500 1111" svg:d="m500 0h-500zm0 0v1111zm500 0h-500z">
          <text:p/>
        </draw:path>
        <draw:path draw:style-name="gr5" draw:text-style-name="P4" draw:layer="layout" svg:width="0.499cm" svg:height="2.777cm" svg:x="1.8cm" svg:y="5.391cm" svg:viewBox="0 0 500 2778" svg:d="m500 0h-500zm0 0v2778zm500 0h-500z">
          <text:p/>
        </draw:path>
        <draw:path draw:style-name="gr4" draw:text-style-name="P4" draw:layer="layout" svg:width="0.499cm" svg:height="1.203cm" svg:x="13.8cm" svg:y="4.147cm" svg:viewBox="0 0 500 1204" svg:d="m500 0h-500zm0 0v1204zm500 0h-500z">
          <text:p/>
        </draw:path>
        <draw:path draw:style-name="gr5" draw:text-style-name="P4" draw:layer="layout" svg:width="0.499cm" svg:height="2.823cm" svg:x="13.8cm" svg:y="5.391cm" svg:viewBox="0 0 500 2824" svg:d="m500 0h-500zm0 0v2824zm500 0h-500z">
          <text:p/>
        </draw:path>
        <draw:custom-shape draw:style-name="gr6" draw:text-style-name="P4" draw:layer="layout" svg:width="5.072cm" svg:height="0.443cm" svg:x="2.437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63cm" svg:height="0.4cm" svg:x="2.425cm" svg:y="5.3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921cm" svg:height="1.22cm" svg:x="7.501cm" svg:y="4.1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945cm" svg:height="2.873cm" svg:x="7.49cm" svg:y="5.3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72cm" svg:height="0.784cm" svg:x="2.431cm" svg:y="4.5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72cm" svg:height="2.472cm" svg:x="2.42cm" svg:y="5.76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2.707cm" svg:height="1.673cm" svg:x="3.787cm" svg:y="8.625cm">
          <draw:text-box>
            <text:p><text:span text:style-name="T3">Magenta</text:span> = Header <text:s text:c="4"/><text:span text:style-name="T4">Blu</text:span> = Messaggio 1 <text:line-break/><text:span text:style-name="T5">Verde</text:span> = Payload <text:s text:c="7"/><text:span text:style-name="T6">Rosso</text:span> = Messaggio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Xixtrec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Xixtrec" style:font-family-generic-asian="system" style:font-pitch-asian="variable" style:font-size-asian="18pt" style:font-style-asian="normal" style:font-weight-asian="normal" style:font-family-complex="Xixtre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7T23:00:04</meta:creation-date>
    <dc:date>2011-01-27T23:15:23</dc:date>
    <meta:editing-duration>PT00H15M19S</meta:editing-duration>
    <meta:editing-cycles>2</meta:editing-cycles>
    <meta:generator>OpenOffice.org/3.2$Unix OpenOffice.org_project/320m19$Build-9505</meta:generator>
    <meta:document-statistic meta:object-count="15"/>
  </office:meta>
</office:document-meta>
</file>